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155cm" draw:marker-end-width="0.155cm" draw:fill="solid" draw:fill-color="#ffffff" draw:textarea-horizontal-align="center" draw:textarea-vertical-align="middle" fo:padding-top="0cm" fo:padding-bottom="0cm" fo:padding-left="0cm" fo:padding-right="0cm"/>
    </style:style>
    <style:style style:name="gr2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2" svg:stroke-width="0cm" svg:stroke-color="#ffffff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>
      <style:graphic-properties svg:stroke-width="0cm" draw:textarea-horizontal-align="center" draw:textarea-vertical-align="middle" fo:padding-top="0.087cm" fo:padding-bottom="0.087cm" fo:padding-left="0.212cm" fo:padding-right="0.212cm"/>
    </style:style>
    <style:style style:name="gr9" style:family="graphic" style:parent-style-name="standard">
      <style:graphic-properties draw:ole-draw-aspect="1" style:protect="size"/>
    </style:style>
    <style:style style:name="gr10" style:family="graphic" style:parent-style-name="standard">
      <style:graphic-properties svg:stroke-width="0cm" draw:marker-start-width="0.279cm" draw:marker-end="Arrow" draw:marker-end-width="0.102cm" draw:textarea-horizontal-align="center" draw:textarea-vertical-align="middle" fo:padding-top="0.087cm" fo:padding-bottom="0.087cm" fo:padding-left="0.212cm" fo:padding-right="0.212cm"/>
    </style:style>
    <style:style style:name="gr11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2" svg:stroke-width="0cm" svg:stroke-color="#ffffff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Raavi" style:font-family-generic-complex="system" style:font-pitch-complex="variable" style:font-size-complex="18pt" style:language-complex="pa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P4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0.585cm" svg:height="1.475cm" svg:x="1.3cm" svg:y="2.334cm">
          <text:p/>
        </draw:rect>
        <draw:g>
          <draw:circle draw:style-name="gr2" draw:text-style-name="P2" draw:layer="layout" svg:width="0.301cm" svg:height="0.302cm" draw:transform="rotate (-1.57079632679579) translate (2.698cm 2.927cm)" draw:kind="arc" draw:start-angle="178.71" draw:end-angle="0.34">
            <text:p/>
          </draw:circle>
          <draw:circle draw:style-name="gr3" draw:text-style-name="P2" draw:layer="layout" svg:width="0.302cm" svg:height="0.302cm" draw:transform="rotate (-1.57079632679579) translate (2.695cm 2.628cm)" draw:kind="arc" draw:start-angle="178.71" draw:end-angle="0.34">
            <text:p/>
          </draw:circle>
          <draw:circle draw:style-name="gr4" draw:text-style-name="P2" draw:layer="layout" svg:width="0.301cm" svg:height="0.302cm" draw:transform="rotate (-1.57079632679579) translate (2.698cm 2.328cm)" draw:kind="arc" draw:start-angle="178.71" draw:end-angle="0.34">
            <text:p/>
          </draw:circle>
          <draw:circle draw:style-name="gr5" draw:text-style-name="P2" draw:layer="layout" svg:width="0.302cm" svg:height="0.302cm" draw:transform="rotate (-1.57079632679579) translate (2.695cm 3.226cm)" draw:kind="arc" draw:start-angle="178.71" draw:end-angle="0.34">
            <text:p/>
          </draw:circle>
          <draw:circle draw:style-name="gr6" draw:text-style-name="P2" draw:layer="layout" svg:width="0.302cm" svg:height="0.302cm" draw:transform="rotate (-1.57079632679579) translate (2.695cm 3.525cm)" draw:kind="arc" draw:start-angle="178.71" draw:end-angle="0.34">
            <text:p/>
          </draw:circle>
          <draw:line draw:style-name="gr7" draw:text-style-name="P2" draw:layer="layout" svg:x1="2.566cm" svg:y1="2.326cm" svg:x2="2.566cm" svg:y2="3.822cm">
            <text:p/>
          </draw:line>
        </draw:g>
        <draw:line draw:style-name="gr8" draw:text-style-name="P3" draw:layer="layout" svg:x1="0.468cm" svg:y1="1.157cm" svg:x2="2.001cm" svg:y2="1.158cm">
          <text:p/>
        </draw:line>
        <draw:line draw:style-name="gr8" draw:text-style-name="P3" draw:layer="layout" svg:x1="0.549cm" svg:y1="4.165cm" svg:x2="2.56cm" svg:y2="4.165cm">
          <text:p/>
        </draw:line>
        <draw:line draw:style-name="gr8" draw:text-style-name="P3" draw:layer="layout" svg:x1="1.581cm" svg:y1="3.81cm" svg:x2="1.581cm" svg:y2="4.176cm">
          <text:p/>
        </draw:line>
        <draw:line draw:style-name="gr8" draw:text-style-name="P3" draw:layer="layout" svg:x1="2.546cm" svg:y1="3.82cm" svg:x2="2.546cm" svg:y2="4.176cm">
          <text:p/>
        </draw:line>
        <draw:line draw:style-name="gr8" draw:text-style-name="P3" draw:layer="layout" svg:x1="2.546cm" svg:y1="2.336cm" svg:x2="2.546cm" svg:y2="1.971cm">
          <text:p/>
        </draw:line>
        <draw:line draw:style-name="gr8" draw:text-style-name="P3" draw:layer="layout" svg:x1="1.581cm" svg:y1="2.337cm" svg:x2="1.581cm" svg:y2="1.971cm">
          <text:p/>
        </draw:line>
        <draw:line draw:style-name="gr8" draw:text-style-name="P3" draw:layer="layout" svg:x1="1.581cm" svg:y1="1.971cm" svg:x2="2.546cm" svg:y2="1.971cm">
          <text:p/>
        </draw:line>
        <draw:line draw:style-name="gr8" draw:text-style-name="P3" draw:layer="layout" svg:x1="1.998cm" svg:y1="1.971cm" svg:x2="1.998cm" svg:y2="1.169cm">
          <text:p/>
        </draw:line>
        <draw:frame draw:style-name="gr9" draw:layer="layout" svg:width="0.778cm" svg:height="0.53cm" svg:x="0.349cm" svg:y="2.26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9" draw:layer="layout" svg:width="0.534cm" svg:height="0.466cm" svg:x="0.386cm" svg:y="1.64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9" draw:layer="layout" svg:width="0.534cm" svg:height="0.466cm" svg:x="0.355cm" svg:y="2.947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" draw:layer="layout" svg:width="0.616cm" svg:height="0.529cm" svg:x="1.29cm" svg:y="4.20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9" draw:layer="layout" svg:width="1.052cm" svg:height="0.529cm" svg:x="2.092cm" svg:y="4.205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line draw:style-name="gr10" draw:text-style-name="P3" draw:layer="layout" svg:x1="0.508cm" svg:y1="0.762cm" svg:x2="1.524cm" svg:y2="0.762cm">
          <text:p/>
        </draw:line>
        <draw:frame draw:style-name="gr9" draw:layer="layout" svg:width="0.679cm" svg:height="0.529cm" svg:x="1.544cm" svg:y="0.48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rect draw:style-name="gr1" draw:text-style-name="P1" draw:layer="layout" svg:width="0.585cm" svg:height="1.475cm" svg:x="4.344cm" svg:y="2.334cm">
          <text:p/>
        </draw:rect>
        <draw:g>
          <draw:circle draw:style-name="gr11" draw:text-style-name="P2" draw:layer="layout" svg:width="0.301cm" svg:height="0.302cm" draw:transform="rotate (-1.57079632679579) translate (5.742cm 2.927cm)" draw:kind="arc" draw:start-angle="178.71" draw:end-angle="0.34">
            <text:p/>
          </draw:circle>
          <draw:circle draw:style-name="gr12" draw:text-style-name="P2" draw:layer="layout" svg:width="0.302cm" svg:height="0.302cm" draw:transform="rotate (-1.57079632679579) translate (5.739cm 2.628cm)" draw:kind="arc" draw:start-angle="178.71" draw:end-angle="0.34">
            <text:p/>
          </draw:circle>
          <draw:circle draw:style-name="gr13" draw:text-style-name="P2" draw:layer="layout" svg:width="0.301cm" svg:height="0.302cm" draw:transform="rotate (-1.57079632679579) translate (5.742cm 2.328cm)" draw:kind="arc" draw:start-angle="178.71" draw:end-angle="0.34">
            <text:p/>
          </draw:circle>
          <draw:circle draw:style-name="gr14" draw:text-style-name="P2" draw:layer="layout" svg:width="0.302cm" svg:height="0.302cm" draw:transform="rotate (-1.57079632679579) translate (5.739cm 3.226cm)" draw:kind="arc" draw:start-angle="178.71" draw:end-angle="0.34">
            <text:p/>
          </draw:circle>
          <draw:circle draw:style-name="gr15" draw:text-style-name="P2" draw:layer="layout" svg:width="0.302cm" svg:height="0.302cm" draw:transform="rotate (-1.57079632679579) translate (5.739cm 3.525cm)" draw:kind="arc" draw:start-angle="178.71" draw:end-angle="0.34">
            <text:p/>
          </draw:circle>
          <draw:line draw:style-name="gr16" draw:text-style-name="P2" draw:layer="layout" svg:x1="5.61cm" svg:y1="2.326cm" svg:x2="5.61cm" svg:y2="3.822cm">
            <text:p/>
          </draw:line>
        </draw:g>
        <draw:line draw:style-name="gr8" draw:text-style-name="P3" draw:layer="layout" svg:x1="5.04cm" svg:y1="1.177cm" svg:x2="6.573cm" svg:y2="1.178cm">
          <text:p/>
        </draw:line>
        <draw:line draw:style-name="gr8" draw:text-style-name="P3" draw:layer="layout" svg:x1="4.593cm" svg:y1="4.165cm" svg:x2="6.604cm" svg:y2="4.165cm">
          <text:p/>
        </draw:line>
        <draw:line draw:style-name="gr8" draw:text-style-name="P3" draw:layer="layout" svg:x1="4.625cm" svg:y1="3.81cm" svg:x2="4.625cm" svg:y2="4.176cm">
          <text:p/>
        </draw:line>
        <draw:line draw:style-name="gr8" draw:text-style-name="P3" draw:layer="layout" svg:x1="5.59cm" svg:y1="3.82cm" svg:x2="5.59cm" svg:y2="4.176cm">
          <text:p/>
        </draw:line>
        <draw:line draw:style-name="gr8" draw:text-style-name="P3" draw:layer="layout" svg:x1="5.59cm" svg:y1="2.336cm" svg:x2="5.59cm" svg:y2="1.971cm">
          <text:p/>
        </draw:line>
        <draw:line draw:style-name="gr8" draw:text-style-name="P3" draw:layer="layout" svg:x1="4.625cm" svg:y1="2.337cm" svg:x2="4.625cm" svg:y2="1.971cm">
          <text:p/>
        </draw:line>
        <draw:line draw:style-name="gr8" draw:text-style-name="P3" draw:layer="layout" svg:x1="4.625cm" svg:y1="1.971cm" svg:x2="5.59cm" svg:y2="1.971cm">
          <text:p/>
        </draw:line>
        <draw:line draw:style-name="gr8" draw:text-style-name="P3" draw:layer="layout" svg:x1="5.042cm" svg:y1="1.971cm" svg:x2="5.042cm" svg:y2="1.169cm">
          <text:p/>
        </draw:line>
        <draw:frame draw:style-name="gr9" draw:layer="layout" svg:width="0.778cm" svg:height="0.53cm" svg:x="6.339cm" svg:y="2.26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layer="layout" svg:width="0.534cm" svg:height="0.466cm" svg:x="6.431cm" svg:y="1.58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draw:layer="layout" svg:width="0.534cm" svg:height="0.466cm" svg:x="6.39cm" svg:y="3.1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9" draw:layer="layout" svg:width="0.616cm" svg:height="0.588cm" svg:x="4.334cm" svg:y="4.20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9" draw:layer="layout" svg:width="1.051cm" svg:height="0.588cm" svg:x="5.136cm" svg:y="4.20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10" draw:text-style-name="P3" draw:layer="layout" svg:x1="6.624cm" svg:y1="0.751cm" svg:x2="5.608cm" svg:y2="0.751cm">
          <text:p/>
        </draw:line>
        <draw:frame draw:style-name="gr9" draw:layer="layout" svg:width="0.679cm" svg:height="0.529cm" svg:x="4.917cm" svg:y="0.487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7" draw:text-style-name="P4" draw:layer="layout" svg:width="1.078cm" svg:height="0.911cm" svg:x="3.759cm" svg:y="0.233cm">
          <draw:text-box>
            <text:p text:style-name="P4"><text:span text:style-name="T1">الف</text:span></text:p>
          </draw:text-box>
        </draw:frame>
        <draw:frame draw:style-name="gr17" draw:text-style-name="P4" draw:layer="layout" svg:width="0.714cm" svg:height="0.911cm" svg:x="2.54cm" svg:y="0.233cm">
          <draw:text-box>
            <text:p text:style-name="P4"><text:span text:style-name="T1">با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7.62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i>I</math:mi>
      <math:mi math:fontstyle="italic">kd</math:mi>
    </math:msub>
    <math:annotation math:encoding="StarMath 5.0">I_kd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ub>
      <math:mi>I</math:mi>
      <math:mi math:fontstyle="italic">kd</math:mi>
    </math:msub>
    <math:annotation math:encoding="StarMath 5.0">I_kd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sub>
      <math:mi>R</math:mi>
      <math:mi>c</math:mi>
    </math:msub>
    <math:annotation math:encoding="StarMath 5.0">R_c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i>j</math:mi>
      <math:msub>
        <math:mi>X</math:mi>
        <math:mi>m</math:mi>
      </math:msub>
    </math:mrow>
    <math:annotation math:encoding="StarMath 5.0">j X_m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b>
      <math:mi>V</math:mi>
      <math:mi math:fontstyle="italic">kd</math:mi>
    </math:msub>
    <math:annotation math:encoding="StarMath 5.0">V_kd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ub>
      <math:mi>V</math:mi>
      <math:mi math:fontstyle="italic">kd</math:mi>
    </math:msub>
    <math:annotation math:encoding="StarMath 5.0">V_kd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ubsup>
      <math:mi>R</math:mi>
      <math:mi>c</math:mi>
      <math:mi>'</math:mi>
    </math:msubsup>
    <math:annotation math:encoding="StarMath 5.0">R^{'}_c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j</math:mi>
      <math:msubsup>
        <math:mi>X</math:mi>
        <math:mi>m</math:mi>
        <math:mi>'</math:mi>
      </math:msubsup>
    </math:mrow>
    <math:annotation math:encoding="StarMath 5.0">j X^{'}_m</math:annotation>
  </math:semantics>
</math:math>
</file>